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00707" officeooo:paragraph-rsid="00244d2b" fo:hyphenate="true" fo:hyphenation-remain-char-count="2" fo:hyphenation-push-char-count="2"/>
    </style:style>
    <style:style style:name="P2"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58796" officeooo:paragraph-rsid="0029b80f" fo:hyphenate="true" fo:hyphenation-remain-char-count="2" fo:hyphenation-push-char-count="2"/>
    </style:style>
    <style:style style:name="P3"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fo:font-variant="normal" fo:text-transform="none" fo:color="#222222" style:text-position="0% 100%" style:font-name="Arial" fo:font-size="12pt" fo:letter-spacing="normal" fo:font-style="normal" fo:font-weight="normal" officeooo:rsid="00244d2b" officeooo:paragraph-rsid="00244d2b" fo:hyphenate="true" fo:hyphenation-remain-char-count="2" fo:hyphenation-push-char-count="2"/>
    </style:style>
    <style:style style:name="P4"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00707" officeooo:paragraph-rsid="00244d2b" fo:hyphenate="true" fo:hyphenation-remain-char-count="2" fo:hyphenation-push-char-count="2"/>
    </style:style>
    <style:style style:name="P5" style:family="paragraph" style:parent-style-name="Standard">
      <loext:graphic-properties draw:fill-image-width="0in" draw:fill-image-height="0in"/>
      <style:paragraph-properties fo:margin-top="0in" fo:margin-bottom="0.0799in" loext:contextual-spacing="false" fo:line-height="115%" fo:hyphenation-ladder-count="no-limit" style:shadow="none"/>
      <style:text-properties style:text-position="0% 100%" style:font-name="Carlito" officeooo:rsid="002b6ffa" officeooo:paragraph-rsid="002b6ffa" fo:hyphenate="true" fo:hyphenation-remain-char-count="2" fo:hyphenation-push-char-count="2"/>
    </style:style>
    <style:style style:name="T1" style:family="text">
      <style:text-properties officeooo:rsid="002194b2"/>
    </style:style>
    <style:style style:name="T2" style:family="text">
      <style:text-properties officeooo:rsid="00244d2b"/>
    </style:style>
    <style:style style:name="T3" style:family="text">
      <style:text-properties officeooo:rsid="002b6f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etnam's Tea Leaf Elections: Inferring Purpose for Authoritarian Elections <text:span text:style-name="T3">from Post-Election Response to Defeats</text:span></text:p>
      <text:p text:style-name="P1">The literature on authoritarian elections has of<text:span text:style-name="T1">t</text:span>en suggested that authoritarian regimes may use elections <text:span text:style-name="T1">as an information-gathering device, but has not agreed on which information exactly these regimes are gathering from elections. I argue that authoritarian leaders limit themselves to seeking from elections <text:s/>only some specific piece of information but not others to avoid receiving conflicting signals from the same election. Furthermore, it is possible to use authoritarian regimes’ response to unexpected electoral upsets to infer what kind of information they are seeking, and then use this knowledge to infer their purpose for authoritarian elections. </text:span>I demonstrate this logic by analyzing the Communist Party of Vietnam's (CPV) responses to defeats by regime-favored candidates <text:span text:style-name="T2">for the national legislature</text:span>. The analysis identifies a positive causal effect of electoral defeats on central transfers and public goods investment, suggesting that the CPV increased transfers and investment to <text:span text:style-name="T2">placate unhappy voters in places</text:span> they suffered defeats in. Given the context of Vietnam, this pattern of behavior corroborate the view that the CPV uses authoritarian elections to collect information about the geographic distribution of public support for the regime.</text:p>
      <text:p text:style-name="P1"/>
      <text:p text:style-name="P5">This paper demonstrates, for the case of Vietnam, how post-election responses by leaders of authoritarian regimes to unexpected defeats may shed light on the purpose behind authoritarian elections.</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18:06.867301142</meta:creation-date>
    <dc:title>Microsoft Office</dc:title>
    <meta:editing-duration>PT8M4S</meta:editing-duration>
    <meta:editing-cycles>3</meta:editing-cycles>
    <meta:generator>LibreOffice/6.0.3.2$Linux_X86_64 LibreOffice_project/00m0$Build-2</meta:generator>
    <meta:initial-creator>Minh Trinh</meta:initial-creator>
    <dc:date>2018-10-05T19:59:34.485143838</dc:date>
    <dc:creator>Minh Trinh</dc:creator>
    <meta:document-statistic meta:table-count="0" meta:image-count="0" meta:object-count="0" meta:page-count="1" meta:paragraph-count="3" meta:word-count="225" meta:character-count="1579" meta:non-whitespace-character-count="1356"/>
    <meta:template xlink:type="simple" xlink:actuate="onRequest" xlink:title="Microsoft Office" xlink:href="../../../../../../../home/mdtrinh/.config/libreoffice/4/user/template/Microsoft%20Office.ott" meta:date="2018-10-04T23:18:06.352737722"/>
  </office:meta>
</office:document-meta>
</file>